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1.90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4cm" fo:min-width="4.213cm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4.754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3.183cm"/>
    </style:style>
    <style:style style:name="gr6" style:family="graphic" style:parent-style-name="standard">
      <style:graphic-properties draw:textarea-horizontal-align="justify" draw:textarea-vertical-align="middle" draw:auto-grow-height="false" fo:min-height="0.915cm" fo:min-width="2.279cm"/>
    </style:style>
    <style:style style:name="gr7" style:family="graphic" style:parent-style-name="standard">
      <style:graphic-properties draw:textarea-horizontal-align="justify" draw:textarea-vertical-align="middle" draw:auto-grow-height="false" fo:min-height="0.64cm" fo:min-width="0.39cm"/>
    </style:style>
    <style:style style:name="gr8" style:family="graphic" style:parent-style-name="standard">
      <style:graphic-properties draw:stroke="none" svg:stroke-color="#000000" draw:fill="none" draw:fill-color="#ffffff" fo:min-height="2.29cm"/>
    </style:style>
    <style:style style:name="gr9" style:family="graphic" style:parent-style-name="standard">
      <style:graphic-properties draw:textarea-horizontal-align="justify" draw:textarea-vertical-align="middle" draw:auto-grow-height="false" fo:min-height="1.148cm" fo:min-width="5.836cm"/>
    </style:style>
    <style:style style:name="gr10" style:family="graphic" style:parent-style-name="standard">
      <style:graphic-properties draw:textarea-horizontal-align="justify" draw:textarea-vertical-align="middle" draw:auto-grow-height="false" fo:min-height="0.646cm" fo:min-width="1.677cm"/>
    </style:style>
    <style:style style:name="gr11" style:family="graphic" style:parent-style-name="standard">
      <style:graphic-properties draw:stroke="none" svg:stroke-color="#000000" draw:fill="none" draw:fill-color="#ffffff" fo:min-height="0.766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67cm" svg:height="1.27cm" svg:x="8.874cm" svg:y="1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1" draw:layer="layout" svg:x1="10.271cm" svg:y1="2.016cm" svg:x2="10.271cm" svg:y2="3.413cm">
          <text:p/>
        </draw:line>
        <draw:custom-shape draw:style-name="gr3" draw:text-style-name="P1" draw:layer="layout" svg:width="7.747cm" svg:height="1.143cm" svg:x="6.842cm" svg:y="3.413cm">
          <text:p text:style-name="P1">GET: number of sta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398cm" svg:y1="4.429cm" svg:x2="10.398cm" svg:y2="5.699cm">
          <text:p/>
        </draw:line>
        <draw:custom-shape draw:style-name="gr4" draw:text-style-name="P1" draw:layer="layout" svg:width="8.636cm" svg:height="1.143cm" svg:x="6.08cm" svg:y="5.699cm">
          <text:p text:style-name="P1">GET: number of row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271cm" svg:y1="6.842cm" svg:x2="10.271cm" svg:y2="8.112cm">
          <text:p/>
        </draw:line>
        <draw:custom-shape draw:style-name="gr5" draw:text-style-name="P1" draw:layer="layout" svg:width="3.683cm" svg:height="1.016cm" svg:x="8.366cm" svg:y="8.112cm">
          <text:p text:style-name="P1">row ← 0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0.271cm" svg:y1="9.128cm" svg:x2="10.271cm" svg:y2="10.525cm">
          <text:p/>
        </draw:line>
        <draw:custom-shape draw:style-name="gr6" draw:text-style-name="P1" draw:layer="layout" svg:width="3.937cm" svg:height="1.651cm" svg:x="8.366cm" svg:y="10.398cm">
          <text:p text:style-name="P1">Lo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1" draw:layer="layout" svg:x1="10.398cm" svg:y1="12.049cm" svg:x2="10.398cm" svg:y2="13.319cm">
          <text:p/>
        </draw:line>
        <draw:custom-shape draw:style-name="gr7" draw:text-style-name="P1" draw:layer="layout" svg:width="1.778cm" svg:height="1.778cm" svg:x="9.382cm" svg:y="13.192cm">
          <text:p text:style-name="P1">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8" draw:layer="layout" svg:width="7.366cm" svg:height="2.54cm" svg:x="1cm" svg:y="9.509cm">
          <draw:text-box>
            <text:p>Key</text:p>
            <text:p>1- rows = number of rows entered</text:p>
          </draw:text-box>
        </draw:frame>
        <draw:line draw:style-name="gr2" draw:text-style-name="P1" draw:layer="layout" svg:x1="9.382cm" svg:y1="14.081cm" svg:x2="7.477cm" svg:y2="14.081cm">
          <text:p/>
        </draw:line>
        <draw:line draw:style-name="gr2" draw:text-style-name="P1" draw:layer="layout" svg:x1="7.604cm" svg:y1="14.081cm" svg:x2="7.604cm" svg:y2="17.764cm">
          <text:p/>
        </draw:line>
        <draw:line draw:style-name="gr2" draw:text-style-name="P1" draw:layer="layout" svg:x1="7.731cm" svg:y1="17.637cm" svg:x2="10.525cm" svg:y2="17.637cm">
          <text:p/>
        </draw:line>
        <draw:line draw:style-name="gr2" draw:text-style-name="P1" draw:layer="layout" svg:x1="10.398cm" svg:y1="17.637cm" svg:x2="10.398cm" svg:y2="18.526cm">
          <text:p/>
        </draw:line>
        <draw:custom-shape draw:style-name="gr9" draw:text-style-name="P1" draw:layer="layout" svg:width="10.414cm" svg:height="1.397cm" svg:x="5.318cm" svg:y="18.653cm">
          <text:p text:style-name="P1">PUT: table of stars and row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2" draw:text-style-name="P1" draw:layer="layout" svg:x1="10.525cm" svg:y1="20.05cm" svg:x2="10.525cm" svg:y2="21.955cm">
          <text:p/>
        </draw:line>
        <draw:custom-shape draw:style-name="gr10" draw:text-style-name="P1" draw:layer="layout" svg:width="2.413cm" svg:height="1.27cm" svg:x="9.255cm" svg:y="21.95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1" draw:layer="layout" svg:width="2.159cm" svg:height="1.016cm" svg:x="7.477cm" svg:y="13.319cm">
          <draw:text-box>
            <text:p>Yes</text:p>
          </draw:text-box>
        </draw:frame>
        <draw:line draw:style-name="gr2" draw:text-style-name="P1" draw:layer="layout" svg:x1="10.398cm" svg:y1="14.97cm" svg:x2="10.398cm" svg:y2="16.113cm">
          <text:p/>
        </draw:line>
        <draw:frame draw:style-name="gr12" draw:layer="layout" svg:width="1.905cm" svg:height="0.954cm" svg:x="10.652cm" svg:y="15.224cm">
          <draw:text-box>
            <text:p>No</text:p>
          </draw:text-box>
        </draw:frame>
        <draw:custom-shape draw:style-name="gr13" draw:text-style-name="P1" draw:layer="layout" svg:width="5.588cm" svg:height="1.016cm" svg:x="9.128cm" svg:y="16.113cm">
          <text:p text:style-name="P1">Row ←row + 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14.843cm" svg:y1="16.494cm" svg:x2="14.843cm" svg:y2="11.16cm">
          <text:p/>
        </draw:line>
        <draw:line draw:style-name="gr2" draw:text-style-name="P1" draw:layer="layout" svg:x1="14.97cm" svg:y1="11.16cm" svg:x2="12.049cm" svg:y2="11.1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5T15:17:45.069989000</meta:creation-date>
    <dc:date>2014-10-25T15:26:33.429498000</dc:date>
    <meta:editing-duration>PT8M53S</meta:editing-duration>
    <meta:editing-cycles>1</meta:editing-cycles>
    <meta:document-statistic meta:object-count="25"/>
    <meta:generator>LibreOffice/4.3.1.2$MacOSX_X86_64 LibreOffice_project/958349dc3b25111dbca392fbc281a05559ef6848</meta:generator>
  </office:meta>
</office:document-meta>
</file>